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ogramming language</text:p>
              </text:list-item>
              <text:list-item>
                <text:p>Interpreted</text:p>
              </text:list-item>
              <text:list-item>
                <text:p>Very high le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eatur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igh level data types</text:p>
              </text:list-item>
              <text:list-item>
                <text:p>Statement grouping by indentation</text:p>
              </text:list-item>
              <text:list-item>
                <text:p>Context sensitiv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ptions to ru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ython3.5</text:p>
                <text:list>
                  <text:list-item>
                    <text:p>Opens interactive mode, i.e, enter commands as lines</text:p>
                  </text:list-item>
                </text:list>
              </text:list-item>
              <text:list-item>
                <text:p>Python3.5 -c “commands” [arg]</text:p>
                <text:list>
                  <text:list-item>
                    <text:p>Directly execute commands</text:p>
                  </text:list-item>
                </text:list>
              </text:list-item>
              <text:list-item>
                <text:p>Python3.5 -m moduleName</text:p>
                <text:list>
                  <text:list-item>
                    <text:p>To execute a python module [arg]</text:p>
                  </text:list-item>
                </text:list>
              </text:list-item>
              <text:list-item>
                <text:p>Python3.5 -i scriptName</text:p>
                <text:list>
                  <text:list-item>
                    <text:p>To execute script and then enter interactive mode</text:p>
                  </text:list-item>
                </text:list>
              </text:list-item>
              <text:list-item>
                <text:p>[arg] are command line arguments</text:p>
                <text:list>
                  <text:list-item>
                    <text:p>Stored in argv variable of sys module</text:p>
                    <text:list>
                      <text:list-item>
                        <text:p>Import sys</text:p>
                      </text:list-item>
                      <text:list-item>
                        <text:p>Sys.argv[0] = -/-c/moduleName respectively</text:p>
                        <text:list>
                          <text:list-item>
                            <text:p>The – means std 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hange default source code encoding of UTF-8</text:p>
                <text:list>
                  <text:list-item>
                    <text:p># -*- coding: encoding -*-</text:p>
                    <text:list>
                      <text:list-item>
                        <text:p>Must be the 1<text:span text:style-name="T1">st</text:span>/ 2<text:span text:style-name="T1">nd</text:span> line</text:p>
                      </text:list-item>
                    </text:list>
                  </text:list-item>
                </text:list>
              </text:list-item>
              <text:list-item>
                <text:p>Comments</text:p>
                <text:list>
                  <text:list-item>
                    <text:p>Single Line : starting with #</text:p>
                  </text:list-item>
                  <text:list-item>
                    <text:p>“#this is not comment as between single quotes” </text:p>
                  </text:list-item>
                </text:list>
              </text:list-item>
              <text:list-item>
                <text:p>Defining a variable means assigning value to 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perators</text:p>
                <text:list>
                  <text:list-item>
                    <text:p>+,-,*</text:p>
                  </text:list-item>
                  <text:list-item>
                    <text:p>/ (returns floating point), // (floor division)</text:p>
                  </text:list-item>
                  <text:list-item>
                    <text:p>% (modulo)</text:p>
                  </text:list-item>
                  <text:list-item>
                    <text:p>** (power)</text:p>
                  </text:list-item>
                  <text:list-item>
                    <text:p>= (assignment)</text:p>
                    <text:list>
                      <text:list-item>
                        <text:p>Doesn't print anything</text:p>
                      </text:list-item>
                    </text:list>
                  </text:list-item>
                  <text:list-item>
                    <text:p>Unary minus has less precedence than **</text:p>
                  </text:list-item>
                  <text:list-item>
                    <text:p>&lt;, &gt;, &lt;=, &gt;=, ==, !=</text:p>
                  </text:list-item>
                </text:list>
              </text:list-item>
              <text:list-item>
                <text:p>The special variable _ </text:p>
                <text:list>
                  <text:list-item>
                    <text:p>Last printed expression is assigned to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ata types</text:p>
                <text:list>
                  <text:list-item>
                    <text:p>int</text:p>
                  </text:list-item>
                  <text:list-item>
                    <text:p>float</text:p>
                  </text:list-item>
                  <text:list-item>
                    <text:p>Decimal</text:p>
                  </text:list-item>
                  <text:list-item>
                    <text:p>Fraction</text:p>
                  </text:list-item>
                  <text:list-item>
                    <text:p>Support for complex numbers</text:p>
                    <text:list>
                      <text:list-item>
                        <text:p>J or j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immutable</text:p>
                  </text:list-item>
                  <text:list-item>
                    <text:p>“string” or 'string'</text:p>
                    <text:list>
                      <text:list-item>
                        <text:p>Both same</text:p>
                      </text:list-item>
                      <text:list-item>
                        <text:p>To escape quotes \</text:p>
                      </text:list-item>
                    </text:list>
                  </text:list-item>
                  <text:list-item>
                    <text:p>Concatenate with +</text:p>
                    <text:list>
                      <text:list-item>
                        <text:p>To concatenate only string literals</text:p>
                        <text:list>
                          <text:list-item>
                            <text:p>'hello' “world”</text:p>
                            <text:list>
                              <text:list-item>
                                <text:p>work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epeat with *</text:p>
                  </text:list-item>
                  <text:list-item>
                    <text:p>eg., 2*'hi'+”world”</text:p>
                  </text:list-item>
                  <text:list-item>
                    <text:p>In print()</text:p>
                    <text:list>
                      <text:list-item>
                        <text:p>\n -&gt; new line</text:p>
                      </text:list-item>
                      <text:list-item>
                        <text:p>To interpret as raw string ignore escapes</text:p>
                        <text:list>
                          <text:list-item>
                            <text:p>print(r'string')</text:p>
                          </text:list-item>
                        </text:list>
                      </text:list-item>
                    </text:list>
                  </text:list-item>
                  <text:list-item>
                    <text:p>For multiline strings</text:p>
                    <text:list>
                      <text:list-item>
                        <text:p>“”” multiline[ENTER]string “”” or '''\ multiline[ENTER]string '''</text:p>
                      </text:list-item>
                      <text:list-item>
                        <text:p>First will give: \nmultiline\nstring\n</text:p>
                      </text:list-item>
                      <text:list-item>
                        <text:p>Second will give: multiline\nstring\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ists</text:p>
                <text:list>
                  <text:list-item>
                    <text:p>Mutable</text:p>
                  </text:list-item>
                  <text:list-item>
                    <text:p>S=[1,'a']</text:p>
                  </text:list-item>
                  <text:list-item>
                    <text:p>Can have diffrent types</text:p>
                  </text:list-item>
                  <text:list-item>
                    <text:p>Concatenate with +</text:p>
                  </text:list-item>
                  <text:list-item>
                    <text:p>Indexing gives item</text:p>
                  </text:list-item>
                  <text:list-item>
                    <text:p>Slicing gives new list</text:p>
                  </text:list-item>
                  <text:list-item>
                    <text:p>Append with </text:p>
                    <text:list>
                      <text:list-item>
                        <text:p>s.append(newElement)</text:p>
                      </text:list-item>
                    </text:list>
                  </text:list-item>
                  <text:list-item>
                    <text:p>Nesting allowed</text:p>
                    <text:list>
                      <text:list-item>
                        <text:p>x=[a,n]</text:p>
                      </text:list-item>
                      <text:list-item>
                        <text:p>X[0][1] =&gt; 2<text:span text:style-name="T1">nd</text:span> element of list a</text:p>
                      </text:list-item>
                      <text:list-item>
                        <text:p>X[1] =&gt; list n</text:p>
                      </text:list-item>
                    </text:list>
                  </text:list-item>
                  <text:list-item>
                    <text:p>Replacing allowed</text:p>
                    <text:list>
                      <text:list-item>
                        <text:p>eg., list[2:5] = [] =&gt; remove these el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dexing</text:p>
                <text:list>
                  <text:list-item>
                    <text:p>0,1,... starts from first</text:p>
                  </text:list-item>
                  <text:list-item>
                    <text:p>-1,-2,... starts from last</text:p>
                  </text:list-item>
                  <text:list-item>
                    <text:p>Gives out of range error</text:p>
                  </text:list-item>
                </text:list>
              </text:list-item>
              <text:list-item>
                <text:p>Slicing</text:p>
                <text:list>
                  <text:list-item>
                    <text:p>Word[2:5] =&gt; [2,5)</text:p>
                  </text:list-item>
                  <text:list-item>
                    <text:p>Word[:2] =&gt; [0,2)</text:p>
                  </text:list-item>
                  <text:list-item>
                    <text:p>Word[2:] =&gt; [2,length)</text:p>
                  </text:list-item>
                  <text:list-item>
                    <text:p>Word[-2:] =&gt; [-2,0)</text:p>
                  </text:list-item>
                  <text:list-item>
                    <text:p>Word[:3] + word[3:] =&gt; gives entire word</text:p>
                  </text:list-item>
                  <text:list-item>
                    <text:p>Word[:] =&gt; gives entire word</text:p>
                  </text:list-item>
                  <text:list-item>
                    <text:p>Doesn't give out of range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unctions</text:p>
                <text:list>
                  <text:list-item>
                    <text:p>round(number,noOfDecimalDigits)</text:p>
                  </text:list-item>
                  <text:list-item>
                    <text:p>print(“message”,variable)</text:p>
                    <text:list>
                      <text:list-item>
                        <text:p>By default inserts space between message and variable</text:p>
                      </text:list-item>
                      <text:list-item>
                        <text:p>Ends with newline</text:p>
                        <text:list>
                          <text:list-item>
                            <text:p>To override</text:p>
                            <text:list>
                              <text:list-item>
                                <text:p>print(“message”, end=','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en(string)</text:p>
                  </text:list-item>
                  <text:list-item>
                    <text:p>X = int(input(“Enter an integer”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struc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ondition can be expression/any sequence(eg., string,list)</text:p>
                <text:list>
                  <text:list-item>
                    <text:p>Non-zero value or non-zero length is true</text:p>
                  </text:list-item>
                  <text:list-item>
                    <text:p>Zero value or zero length is false</text:p>
                  </text:list-item>
                </text:list>
              </text:list-item>
              <text:list-item>
                <text:p>If</text:p>
                <text:list>
                  <text:list-item>
                    <text:p>If condition:</text:p>
                  </text:list-item>
                  <text:list-item>
                    <text:p>Space/tab statement</text:p>
                  </text:list-item>
                  <text:list-item>
                    <text:p>Leave blank to indicate end</text:p>
                    <text:list>
                      <text:list-item>
                        <text:p>The indentation for lines in same block must be same</text:p>
                      </text:list-item>
                    </text:list>
                  </text:list-item>
                  <text:list-item>
                    <text:p>Elif condition:</text:p>
                  </text:list-item>
                  <text:list-item>
                    <text:p>Else:</text:p>
                  </text:list-item>
                </text:list>
              </text:list-item>
              <text:list-item>
                <text:p>While</text:p>
                <text:list>
                  <text:list-item>
                    <text:p>While condition:</text:p>
                  </text:list-item>
                  <text:list-item>
                    <text:p>Same as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struc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w in words:</text:p>
                  </text:list-item>
                  <text:list-item>
                    <text:p>Statements</text:p>
                  </text:list-item>
                  <text:list-item>
                    <text:p>For w in range(5):</text:p>
                    <text:list>
                      <text:list-item>
                        <text:p>Goes through 0,1,..,4</text:p>
                      </text:list-item>
                      <text:list-item>
                        <text:p>Range(-10,-100,-30) =&gt; -10, -10+(-30), -40+(-30), .. till &gt; -100</text:p>
                      </text:list-item>
                      <text:list-item>
                        <text:p>Range doesn't use space, it just iterates through the elements but isn't a list</text:p>
                        <text:list>
                          <text:list-item>
                            <text:p>Its called iterable</text:p>
                          </text:list-item>
                          <text:list-item>
                            <text:p>For statement is an iterator which iterates through the iterable</text:p>
                            <text:list>
                              <text:list-item>
                                <text:p>list(range(5)) creates a list having 0,1,..,4 – so list() is iterat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struc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reak -&gt; break the loop</text:p>
              </text:list-item>
              <text:list-item>
                <text:p>Continue -&gt; stop current and continue to next iteration</text:p>
              </text:list-item>
              <text:list-item>
                <text:p>Else statement after a loop</text:p>
                <text:list>
                  <text:list-item>
                    <text:p>Execute when loop exhausts but not if breaks</text:p>
                  </text:list-item>
                  <text:list-item>
                    <text:p>Syntax</text:p>
                    <text:list>
                      <text:list-item>
                        <text:p>Else:</text:p>
                        <text:list>
                          <text:list-item>
                            <text:p>state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ss statement</text:p>
                <text:list>
                  <text:list-item>
                    <text:p>A dummy statement</text:p>
                  </text:list-item>
                  <text:list-item>
                    <text:p>Useful for busy waiting in loop, placeholder for function body, or minimal class definition</text:p>
                  </text:list-item>
                  <text:list-item>
                    <text:p>eg., while True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fining class</text:p>
                <text:list>
                  <text:list-item>
                    <text:p>class ClassName:</text:p>
                    <text:list>
                      <text:list-item>
                        <text:p>Statements</text:p>
                      </text:list-item>
                    </text:list>
                  </text:list-item>
                </text:list>
              </text:list-item>
              <text:list-item>
                <text:p>Defining function</text:p>
                <text:list>
                  <text:list-item>
                    <text:p>def fun(args):</text:p>
                    <text:list>
                      <text:list-item>
                        <text:p>“””docstring””” or '''docstring'''</text:p>
                        <text:list>
                          <text:list-item>
                            <text:p>Docstring is useful when certain softwares create auto documentation</text:p>
                          </text:list-item>
                        </text:list>
                      </text:list-item>
                      <text:list-item>
                        <text:p>Statements</text:p>
                      </text:list-item>
                      <text:list-item>
                        <text:p>return something/nothing or simply leave</text:p>
                        <text:list>
                          <text:list-item>
                            <text:p>If empty return or nothing, then function returns “None” ... this value is of no significance</text:p>
                          </text:list-item>
                        </text:list>
                      </text:list-item>
                    </text:list>
                  </text:list-item>
                  <text:list-item>
                    <text:p>Function has a specific datatype, so if we say functionName, it will return some value</text:p>
                    <text:list>
                      <text:list-item>
                        <text:p>Also we can do f = fun ... then f is also function same as fu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4:12:38.937595899</meta:creation-date>
    <dc:date>2016-01-28T19:13:40.315604689</dc:date>
    <meta:editing-duration>PT3H23M44S</meta:editing-duration>
    <meta:editing-cycles>65</meta:editing-cycles>
    <meta:generator>LibreOffice/4.2.8.2$Linux_X86_64 LibreOffice_project/420m0$Build-2</meta:generator>
    <meta:document-statistic meta:object-count="97"/>
  </office:meta>
</office:document-meta>
</file>